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b8d5" officeooo:paragraph-rsid="0006b8d5" style:font-weight-asian="bold" style:font-weight-complex="bold"/>
    </style:style>
    <style:style style:name="P2" style:family="paragraph" style:parent-style-name="Standard" style:list-style-name="L1">
      <style:text-properties fo:font-weight="bold" officeooo:rsid="0006b8d5" officeooo:paragraph-rsid="0006b8d5" style:font-weight-asian="bold" style:font-weight-complex="bold"/>
    </style:style>
    <style:style style:name="P3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of questions to practice on </text:p>
      <text:p text:style-name="P3"/>
      <text:list xml:id="list1137697552" text:style-name="L2">
        <text:list-item>
          <text:p text:style-name="P4">Fizzbuzz </text:p>
          <text:list>
            <text:list-item>
              <text:p text:style-name="P4">PseudoCode:</text:p>
            </text:list-item>
            <text:list-item>
              <text:p text:style-name="P4">//</text:p>
            </text:list-item>
          </text:list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2T16:58:13.602212670</dc:date>
    <meta:editing-duration>PT4M17S</meta:editing-duration>
    <meta:editing-cycles>1</meta:editing-cycles>
    <meta:document-statistic meta:table-count="0" meta:image-count="0" meta:object-count="0" meta:page-count="1" meta:paragraph-count="7" meta:word-count="15" meta:character-count="64" meta:non-whitespace-character-count="54"/>
    <meta:generator>LibreOffice/6.0.7.3$Linux_X86_64 LibreOffice_project/00m0$Build-3</meta:generator>
  </office:meta>
</office:document-meta>
</file>